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es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p10</text:p>
          </table:table-cell>
          <table:table-cell table:style-name="ce1" office:value-type="string" calcext:value-type="string">
            <text:p>p25</text:p>
          </table:table-cell>
          <table:table-cell table:style-name="ce1" office:value-type="string" calcext:value-type="string">
            <text:p>p50</text:p>
          </table:table-cell>
          <table:table-cell table:style-name="ce1" office:value-type="string" calcext:value-type="string">
            <text:p>p75</text:p>
          </table:table-cell>
          <table:table-cell table:style-name="ce1" office:value-type="string" calcext:value-type="string">
            <text:p>p90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3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LW</text:p>
          </table:table-cell>
          <table:table-cell table:style-name="ce2" office:value-type="float" office:value="1.31707564488848" calcext:value-type="float">
            <text:p>1.31707564488848</text:p>
          </table:table-cell>
          <table:table-cell table:style-name="ce2" office:value-type="float" office:value="0.308818276542518" calcext:value-type="float">
            <text:p>0.308818276542518</text:p>
          </table:table-cell>
          <table:table-cell table:style-name="ce2" office:value-type="float" office:value="0.810458729254838" calcext:value-type="float">
            <text:p>0.810458729254838</text:p>
          </table:table-cell>
          <table:table-cell table:style-name="ce2" office:value-type="float" office:value="1.0821659601504" calcext:value-type="float">
            <text:p>1.0821659601504</text:p>
          </table:table-cell>
          <table:table-cell table:style-name="ce2" office:value-type="float" office:value="1.14300783695275" calcext:value-type="float">
            <text:p>1.14300783695275</text:p>
          </table:table-cell>
          <table:table-cell table:style-name="ce2" office:value-type="float" office:value="1.2585920474448" calcext:value-type="float">
            <text:p>1.2585920474448</text:p>
          </table:table-cell>
          <table:table-cell table:style-name="ce2" office:value-type="float" office:value="1.40793156268741" calcext:value-type="float">
            <text:p>1.40793156268741</text:p>
          </table:table-cell>
          <table:table-cell table:style-name="ce2" office:value-type="float" office:value="1.58523230274756" calcext:value-type="float">
            <text:p>1.58523230274756</text:p>
          </table:table-cell>
          <table:table-cell table:style-name="ce2" office:value-type="float" office:value="9.84320581581571" calcext:value-type="float">
            <text:p>9.8432058158157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OLS</text:p>
          </table:table-cell>
          <table:table-cell table:style-name="ce2" office:value-type="float" office:value="1.40074795426409" calcext:value-type="float">
            <text:p>1.40074795426409</text:p>
          </table:table-cell>
          <table:table-cell table:style-name="ce2" office:value-type="float" office:value="0.406103248402836" calcext:value-type="float">
            <text:p>0.406103248402836</text:p>
          </table:table-cell>
          <table:table-cell table:style-name="ce2" office:value-type="float" office:value="0.809451278078003" calcext:value-type="float">
            <text:p>0.809451278078003</text:p>
          </table:table-cell>
          <table:table-cell table:style-name="ce2" office:value-type="float" office:value="1.1354482886423" calcext:value-type="float">
            <text:p>1.1354482886423</text:p>
          </table:table-cell>
          <table:table-cell table:style-name="ce2" office:value-type="float" office:value="1.19835911415848" calcext:value-type="float">
            <text:p>1.19835911415848</text:p>
          </table:table-cell>
          <table:table-cell table:style-name="ce2" office:value-type="float" office:value="1.31868791700325" calcext:value-type="float">
            <text:p>1.31868791700325</text:p>
          </table:table-cell>
          <table:table-cell table:style-name="ce2" office:value-type="float" office:value="1.48452518890805" calcext:value-type="float">
            <text:p>1.48452518890805</text:p>
          </table:table-cell>
          <table:table-cell table:style-name="ce2" office:value-type="float" office:value="1.69022070633608" calcext:value-type="float">
            <text:p>1.69022070633608</text:p>
          </table:table-cell>
          <table:table-cell table:style-name="ce2" office:value-type="float" office:value="14.3719677727183" calcext:value-type="float">
            <text:p>14.3719677727183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LW</text:p>
          </table:table-cell>
          <table:table-cell table:style-name="ce3" office:value-type="float" office:value="1.24703895600427" calcext:value-type="float">
            <text:p>1.24703895600427</text:p>
          </table:table-cell>
          <table:table-cell table:style-name="ce3" office:value-type="float" office:value="0.212722861721838" calcext:value-type="float">
            <text:p>0.212722861721838</text:p>
          </table:table-cell>
          <table:table-cell table:style-name="ce3" office:value-type="float" office:value="0.828391704630594" calcext:value-type="float">
            <text:p>0.828391704630594</text:p>
          </table:table-cell>
          <table:table-cell table:style-name="ce3" office:value-type="float" office:value="1.02943940227195" calcext:value-type="float">
            <text:p>1.02943940227195</text:p>
          </table:table-cell>
          <table:table-cell table:style-name="ce3" office:value-type="float" office:value="1.11082172755273" calcext:value-type="float">
            <text:p>1.11082172755273</text:p>
          </table:table-cell>
          <table:table-cell table:style-name="ce3" office:value-type="float" office:value="1.2081483495927" calcext:value-type="float">
            <text:p>1.2081483495927</text:p>
          </table:table-cell>
          <table:table-cell table:style-name="ce3" office:value-type="float" office:value="1.33426940519431" calcext:value-type="float">
            <text:p>1.33426940519431</text:p>
          </table:table-cell>
          <table:table-cell table:style-name="ce3" office:value-type="float" office:value="1.49409278486259" calcext:value-type="float">
            <text:p>1.49409278486259</text:p>
          </table:table-cell>
          <table:table-cell table:style-name="ce3" office:value-type="float" office:value="3.07869623370869" calcext:value-type="float">
            <text:p>3.07869623370869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OLS</text:p>
          </table:table-cell>
          <table:table-cell table:style-name="ce3" office:value-type="float" office:value="1.49707512061083" calcext:value-type="float">
            <text:p>1.49707512061083</text:p>
          </table:table-cell>
          <table:table-cell table:style-name="ce3" office:value-type="float" office:value="0.281573556572702" calcext:value-type="float">
            <text:p>0.281573556572702</text:p>
          </table:table-cell>
          <table:table-cell table:style-name="ce3" office:value-type="float" office:value="0.73907410755955" calcext:value-type="float">
            <text:p>0.73907410755955</text:p>
          </table:table-cell>
          <table:table-cell table:style-name="ce3" office:value-type="float" office:value="1.21946545949471" calcext:value-type="float">
            <text:p>1.21946545949471</text:p>
          </table:table-cell>
          <table:table-cell table:style-name="ce3" office:value-type="float" office:value="1.32246717551574" calcext:value-type="float">
            <text:p>1.32246717551574</text:p>
          </table:table-cell>
          <table:table-cell table:style-name="ce3" office:value-type="float" office:value="1.45733022805191" calcext:value-type="float">
            <text:p>1.45733022805191</text:p>
          </table:table-cell>
          <table:table-cell table:style-name="ce3" office:value-type="float" office:value="1.61207277767797" calcext:value-type="float">
            <text:p>1.61207277767797</text:p>
          </table:table-cell>
          <table:table-cell table:style-name="ce3" office:value-type="float" office:value="1.79920754790003" calcext:value-type="float">
            <text:p>1.79920754790003</text:p>
          </table:table-cell>
          <table:table-cell table:style-name="ce3" office:value-type="float" office:value="4.10867752510295" calcext:value-type="float">
            <text:p>4.1086775251029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LW</text:p>
          </table:table-cell>
          <table:table-cell table:style-name="ce2" office:value-type="float" office:value="1.53100082846804" calcext:value-type="float">
            <text:p>1.53100082846804</text:p>
          </table:table-cell>
          <table:table-cell table:style-name="ce2" office:value-type="float" office:value="1.15787700255879" calcext:value-type="float">
            <text:p>1.15787700255879</text:p>
          </table:table-cell>
          <table:table-cell table:style-name="ce2" office:value-type="float" office:value="0.405440467597783" calcext:value-type="float">
            <text:p>0.405440467597783</text:p>
          </table:table-cell>
          <table:table-cell table:style-name="ce2" office:value-type="float" office:value="0.994398504718762" calcext:value-type="float">
            <text:p>0.994398504718762</text:p>
          </table:table-cell>
          <table:table-cell table:style-name="ce2" office:value-type="float" office:value="1.1497241085678" calcext:value-type="float">
            <text:p>1.1497241085678</text:p>
          </table:table-cell>
          <table:table-cell table:style-name="ce2" office:value-type="float" office:value="1.33833025382226" calcext:value-type="float">
            <text:p>1.33833025382226</text:p>
          </table:table-cell>
          <table:table-cell table:style-name="ce2" office:value-type="float" office:value="1.55877407877807" calcext:value-type="float">
            <text:p>1.55877407877807</text:p>
          </table:table-cell>
          <table:table-cell table:style-name="ce2" office:value-type="float" office:value="1.90871500634893" calcext:value-type="float">
            <text:p>1.90871500634893</text:p>
          </table:table-cell>
          <table:table-cell table:style-name="ce2" office:value-type="float" office:value="14.4833139549839" calcext:value-type="float">
            <text:p>14.4833139549839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LS</text:p>
          </table:table-cell>
          <table:table-cell table:style-name="ce2" office:value-type="float" office:value="2.0791487779993" calcext:value-type="float">
            <text:p>2.0791487779993</text:p>
          </table:table-cell>
          <table:table-cell table:style-name="ce2" office:value-type="float" office:value="1.61243820087747" calcext:value-type="float">
            <text:p>1.61243820087747</text:p>
          </table:table-cell>
          <table:table-cell table:style-name="ce2" office:value-type="float" office:value="0.457846048595741" calcext:value-type="float">
            <text:p>0.457846048595741</text:p>
          </table:table-cell>
          <table:table-cell table:style-name="ce2" office:value-type="float" office:value="1.17519992470094" calcext:value-type="float">
            <text:p>1.17519992470094</text:p>
          </table:table-cell>
          <table:table-cell table:style-name="ce2" office:value-type="float" office:value="1.45487757466807" calcext:value-type="float">
            <text:p>1.45487757466807</text:p>
          </table:table-cell>
          <table:table-cell table:style-name="ce2" office:value-type="float" office:value="1.83807797198519" calcext:value-type="float">
            <text:p>1.83807797198519</text:p>
          </table:table-cell>
          <table:table-cell table:style-name="ce2" office:value-type="float" office:value="2.28121298130176" calcext:value-type="float">
            <text:p>2.28121298130176</text:p>
          </table:table-cell>
          <table:table-cell table:style-name="ce2" office:value-type="float" office:value="2.71262272532122" calcext:value-type="float">
            <text:p>2.71262272532122</text:p>
          </table:table-cell>
          <table:table-cell table:style-name="ce2" office:value-type="float" office:value="20.8212661395853" calcext:value-type="float">
            <text:p>20.8212661395853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LW</text:p>
          </table:table-cell>
          <table:table-cell table:style-name="ce3" office:value-type="float" office:value="1.10701770301105" calcext:value-type="float">
            <text:p>1.10701770301105</text:p>
          </table:table-cell>
          <table:table-cell table:style-name="ce3" office:value-type="float" office:value="0.333635147528725" calcext:value-type="float">
            <text:p>0.333635147528725</text:p>
          </table:table-cell>
          <table:table-cell table:style-name="ce3" office:value-type="float" office:value="0.292979158686025" calcext:value-type="float">
            <text:p>0.292979158686025</text:p>
          </table:table-cell>
          <table:table-cell table:style-name="ce3" office:value-type="float" office:value="0.964423554248446" calcext:value-type="float">
            <text:p>0.964423554248446</text:p>
          </table:table-cell>
          <table:table-cell table:style-name="ce3" office:value-type="float" office:value="1.00876746176676" calcext:value-type="float">
            <text:p>1.00876746176676</text:p>
          </table:table-cell>
          <table:table-cell table:style-name="ce3" office:value-type="float" office:value="1.06508502940445" calcext:value-type="float">
            <text:p>1.06508502940445</text:p>
          </table:table-cell>
          <table:table-cell table:style-name="ce3" office:value-type="float" office:value="1.1571521631934" calcext:value-type="float">
            <text:p>1.1571521631934</text:p>
          </table:table-cell>
          <table:table-cell table:style-name="ce3" office:value-type="float" office:value="1.29987781931357" calcext:value-type="float">
            <text:p>1.29987781931357</text:p>
          </table:table-cell>
          <table:table-cell table:style-name="ce3" office:value-type="float" office:value="39.5370893723926" calcext:value-type="float">
            <text:p>39.5370893723926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OLS</text:p>
          </table:table-cell>
          <table:table-cell table:style-name="ce3" office:value-type="float" office:value="1.29819839072338" calcext:value-type="float">
            <text:p>1.29819839072338</text:p>
          </table:table-cell>
          <table:table-cell table:style-name="ce3" office:value-type="float" office:value="0.975139914824917" calcext:value-type="float">
            <text:p>0.975139914824917</text:p>
          </table:table-cell>
          <table:table-cell table:style-name="ce3" office:value-type="float" office:value="0.559849570048665" calcext:value-type="float">
            <text:p>0.559849570048665</text:p>
          </table:table-cell>
          <table:table-cell table:style-name="ce3" office:value-type="float" office:value="1.18240009124916" calcext:value-type="float">
            <text:p>1.18240009124916</text:p>
          </table:table-cell>
          <table:table-cell table:style-name="ce3" office:value-type="float" office:value="1.21821896434873" calcext:value-type="float">
            <text:p>1.21821896434873</text:p>
          </table:table-cell>
          <table:table-cell table:style-name="ce3" office:value-type="float" office:value="1.26309835898345" calcext:value-type="float">
            <text:p>1.26309835898345</text:p>
          </table:table-cell>
          <table:table-cell table:style-name="ce3" office:value-type="float" office:value="1.32680577340067" calcext:value-type="float">
            <text:p>1.32680577340067</text:p>
          </table:table-cell>
          <table:table-cell table:style-name="ce3" office:value-type="float" office:value="1.41579505396924" calcext:value-type="float">
            <text:p>1.41579505396924</text:p>
          </table:table-cell>
          <table:table-cell table:style-name="ce3" office:value-type="float" office:value="131.966889498541" calcext:value-type="float">
            <text:p>131.96688949854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LW</text:p>
          </table:table-cell>
          <table:table-cell table:style-name="ce2" office:value-type="float" office:value="0.534212814767394" calcext:value-type="float">
            <text:p>0.534212814767394</text:p>
          </table:table-cell>
          <table:table-cell table:style-name="ce2" office:value-type="float" office:value="0.388798059187522" calcext:value-type="float">
            <text:p>0.388798059187522</text:p>
          </table:table-cell>
          <table:table-cell table:style-name="ce2" office:value-type="float" office:value="-0.308131849410197" calcext:value-type="float">
            <text:p>-0.308131849410197</text:p>
          </table:table-cell>
          <table:table-cell table:style-name="ce2" office:value-type="float" office:value="0.249094856193224" calcext:value-type="float">
            <text:p>0.249094856193224</text:p>
          </table:table-cell>
          <table:table-cell table:style-name="ce2" office:value-type="float" office:value="0.316749345303328" calcext:value-type="float">
            <text:p>0.316749345303328</text:p>
          </table:table-cell>
          <table:table-cell table:style-name="ce2" office:value-type="float" office:value="0.418704056828465" calcext:value-type="float">
            <text:p>0.418704056828465</text:p>
          </table:table-cell>
          <table:table-cell table:style-name="ce2" office:value-type="float" office:value="0.633041734545055" calcext:value-type="float">
            <text:p>0.633041734545055</text:p>
          </table:table-cell>
          <table:table-cell table:style-name="ce2" office:value-type="float" office:value="0.822269900661148" calcext:value-type="float">
            <text:p>0.822269900661148</text:p>
          </table:table-cell>
          <table:table-cell table:style-name="ce2" office:value-type="float" office:value="2.60577464922603" calcext:value-type="float">
            <text:p>2.6057746492260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LS</text:p>
          </table:table-cell>
          <table:table-cell table:style-name="ce2" office:value-type="float" office:value="1.46479838328466" calcext:value-type="float">
            <text:p>1.46479838328466</text:p>
          </table:table-cell>
          <table:table-cell table:style-name="ce2" office:value-type="float" office:value="0.645231148932228" calcext:value-type="float">
            <text:p>0.645231148932228</text:p>
          </table:table-cell>
          <table:table-cell table:style-name="ce2" office:value-type="float" office:value="0.573519392357849" calcext:value-type="float">
            <text:p>0.573519392357849</text:p>
          </table:table-cell>
          <table:table-cell table:style-name="ce2" office:value-type="float" office:value="0.799539766388127" calcext:value-type="float">
            <text:p>0.799539766388127</text:p>
          </table:table-cell>
          <table:table-cell table:style-name="ce2" office:value-type="float" office:value="0.960471890497572" calcext:value-type="float">
            <text:p>0.960471890497572</text:p>
          </table:table-cell>
          <table:table-cell table:style-name="ce2" office:value-type="float" office:value="1.29015318835038" calcext:value-type="float">
            <text:p>1.29015318835038</text:p>
          </table:table-cell>
          <table:table-cell table:style-name="ce2" office:value-type="float" office:value="1.85859649751234" calcext:value-type="float">
            <text:p>1.85859649751234</text:p>
          </table:table-cell>
          <table:table-cell table:style-name="ce2" office:value-type="float" office:value="2.22589208166381" calcext:value-type="float">
            <text:p>2.22589208166381</text:p>
          </table:table-cell>
          <table:table-cell table:style-name="ce2" office:value-type="float" office:value="4.25156024995942" calcext:value-type="float">
            <text:p>4.25156024995942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DLW</text:p>
          </table:table-cell>
          <table:table-cell table:style-name="ce3" office:value-type="float" office:value="1.12736694903309" calcext:value-type="float">
            <text:p>1.12736694903309</text:p>
          </table:table-cell>
          <table:table-cell table:style-name="ce3" office:value-type="float" office:value="0.291515310283471" calcext:value-type="float">
            <text:p>0.291515310283471</text:p>
          </table:table-cell>
          <table:table-cell table:style-name="ce3" office:value-type="float" office:value="0.217265103754591" calcext:value-type="float">
            <text:p>0.217265103754591</text:p>
          </table:table-cell>
          <table:table-cell table:style-name="ce3" office:value-type="float" office:value="0.858312489356084" calcext:value-type="float">
            <text:p>0.858312489356084</text:p>
          </table:table-cell>
          <table:table-cell table:style-name="ce3" office:value-type="float" office:value="0.967563838752456" calcext:value-type="float">
            <text:p>0.967563838752456</text:p>
          </table:table-cell>
          <table:table-cell table:style-name="ce3" office:value-type="float" office:value="1.07763811204137" calcext:value-type="float">
            <text:p>1.07763811204137</text:p>
          </table:table-cell>
          <table:table-cell table:style-name="ce3" office:value-type="float" office:value="1.2209916441087" calcext:value-type="float">
            <text:p>1.2209916441087</text:p>
          </table:table-cell>
          <table:table-cell table:style-name="ce3" office:value-type="float" office:value="1.42845976694966" calcext:value-type="float">
            <text:p>1.42845976694966</text:p>
          </table:table-cell>
          <table:table-cell table:style-name="ce3" office:value-type="float" office:value="4.19153742646725" calcext:value-type="float">
            <text:p>4.19153742646725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OLS</text:p>
          </table:table-cell>
          <table:table-cell table:style-name="ce3" office:value-type="float" office:value="1.40186684352412" calcext:value-type="float">
            <text:p>1.40186684352412</text:p>
          </table:table-cell>
          <table:table-cell table:style-name="ce3" office:value-type="float" office:value="0.412268235655604" calcext:value-type="float">
            <text:p>0.412268235655604</text:p>
          </table:table-cell>
          <table:table-cell table:style-name="ce3" office:value-type="float" office:value="0.825090410886777" calcext:value-type="float">
            <text:p>0.825090410886777</text:p>
          </table:table-cell>
          <table:table-cell table:style-name="ce3" office:value-type="float" office:value="1.16387931546891" calcext:value-type="float">
            <text:p>1.16387931546891</text:p>
          </table:table-cell>
          <table:table-cell table:style-name="ce3" office:value-type="float" office:value="1.23336394434887" calcext:value-type="float">
            <text:p>1.23336394434887</text:p>
          </table:table-cell>
          <table:table-cell table:style-name="ce3" office:value-type="float" office:value="1.33000283864635" calcext:value-type="float">
            <text:p>1.33000283864635</text:p>
          </table:table-cell>
          <table:table-cell table:style-name="ce3" office:value-type="float" office:value="1.46062735158156" calcext:value-type="float">
            <text:p>1.46062735158156</text:p>
          </table:table-cell>
          <table:table-cell table:style-name="ce3" office:value-type="float" office:value="1.69488247442707" calcext:value-type="float">
            <text:p>1.69488247442707</text:p>
          </table:table-cell>
          <table:table-cell table:style-name="ce3" office:value-type="float" office:value="20.806132672631" calcext:value-type="float">
            <text:p>20.80613267263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DLW</text:p>
          </table:table-cell>
          <table:table-cell table:style-name="ce2" office:value-type="float" office:value="0.975394757509624" calcext:value-type="float">
            <text:p>0.975394757509624</text:p>
          </table:table-cell>
          <table:table-cell table:style-name="ce2" office:value-type="float" office:value="0.140722823287336" calcext:value-type="float">
            <text:p>0.140722823287336</text:p>
          </table:table-cell>
          <table:table-cell table:style-name="ce2" office:value-type="float" office:value="0.50048701903953" calcext:value-type="float">
            <text:p>0.50048701903953</text:p>
          </table:table-cell>
          <table:table-cell table:style-name="ce2" office:value-type="float" office:value="0.874803457707874" calcext:value-type="float">
            <text:p>0.874803457707874</text:p>
          </table:table-cell>
          <table:table-cell table:style-name="ce2" office:value-type="float" office:value="0.919665901043772" calcext:value-type="float">
            <text:p>0.919665901043772</text:p>
          </table:table-cell>
          <table:table-cell table:style-name="ce2" office:value-type="float" office:value="0.963118111341642" calcext:value-type="float">
            <text:p>0.963118111341642</text:p>
          </table:table-cell>
          <table:table-cell table:style-name="ce2" office:value-type="float" office:value="1.01515800559584" calcext:value-type="float">
            <text:p>1.01515800559584</text:p>
          </table:table-cell>
          <table:table-cell table:style-name="ce2" office:value-type="float" office:value="1.08328640644161" calcext:value-type="float">
            <text:p>1.08328640644161</text:p>
          </table:table-cell>
          <table:table-cell table:style-name="ce2" office:value-type="float" office:value="21.5585448854668" calcext:value-type="float">
            <text:p>21.5585448854668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OLS</text:p>
          </table:table-cell>
          <table:table-cell table:style-name="ce2" office:value-type="float" office:value="1.13158017254129" calcext:value-type="float">
            <text:p>1.13158017254129</text:p>
          </table:table-cell>
          <table:table-cell table:style-name="ce2" office:value-type="float" office:value="0.234740429850804" calcext:value-type="float">
            <text:p>0.234740429850804</text:p>
          </table:table-cell>
          <table:table-cell table:style-name="ce2" office:value-type="float" office:value="0.559106447394717" calcext:value-type="float">
            <text:p>0.559106447394717</text:p>
          </table:table-cell>
          <table:table-cell table:style-name="ce2" office:value-type="float" office:value="1.07027198859209" calcext:value-type="float">
            <text:p>1.07027198859209</text:p>
          </table:table-cell>
          <table:table-cell table:style-name="ce2" office:value-type="float" office:value="1.08572579032408" calcext:value-type="float">
            <text:p>1.08572579032408</text:p>
          </table:table-cell>
          <table:table-cell table:style-name="ce2" office:value-type="float" office:value="1.10571888357396" calcext:value-type="float">
            <text:p>1.10571888357396</text:p>
          </table:table-cell>
          <table:table-cell table:style-name="ce2" office:value-type="float" office:value="1.1396016899145" calcext:value-type="float">
            <text:p>1.1396016899145</text:p>
          </table:table-cell>
          <table:table-cell table:style-name="ce2" office:value-type="float" office:value="1.20311322610318" calcext:value-type="float">
            <text:p>1.20311322610318</text:p>
          </table:table-cell>
          <table:table-cell table:style-name="ce2" office:value-type="float" office:value="50.2445742211073" calcext:value-type="float">
            <text:p>50.2445742211073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DLW</text:p>
          </table:table-cell>
          <table:table-cell table:style-name="ce3" office:value-type="float" office:value="2.35759155774485" calcext:value-type="float">
            <text:p>2.35759155774485</text:p>
          </table:table-cell>
          <table:table-cell table:style-name="ce3" office:value-type="float" office:value="0.545877097398705" calcext:value-type="float">
            <text:p>0.545877097398705</text:p>
          </table:table-cell>
          <table:table-cell table:style-name="ce3" office:value-type="float" office:value="0.53149003535043" calcext:value-type="float">
            <text:p>0.53149003535043</text:p>
          </table:table-cell>
          <table:table-cell table:style-name="ce3" office:value-type="float" office:value="1.79063327402605" calcext:value-type="float">
            <text:p>1.79063327402605</text:p>
          </table:table-cell>
          <table:table-cell table:style-name="ce3" office:value-type="float" office:value="2.00804526192598" calcext:value-type="float">
            <text:p>2.00804526192598</text:p>
          </table:table-cell>
          <table:table-cell table:style-name="ce3" office:value-type="float" office:value="2.26019176509873" calcext:value-type="float">
            <text:p>2.26019176509873</text:p>
          </table:table-cell>
          <table:table-cell table:style-name="ce3" office:value-type="float" office:value="2.59676711207949" calcext:value-type="float">
            <text:p>2.59676711207949</text:p>
          </table:table-cell>
          <table:table-cell table:style-name="ce3" office:value-type="float" office:value="3.02224368325921" calcext:value-type="float">
            <text:p>3.02224368325921</text:p>
          </table:table-cell>
          <table:table-cell table:style-name="ce3" office:value-type="float" office:value="7.88393902686045" calcext:value-type="float">
            <text:p>7.88393902686045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OLS</text:p>
          </table:table-cell>
          <table:table-cell table:style-name="ce3" office:value-type="float" office:value="1.33600884676468" calcext:value-type="float">
            <text:p>1.33600884676468</text:p>
          </table:table-cell>
          <table:table-cell table:style-name="ce3" office:value-type="float" office:value="0.219945801342314" calcext:value-type="float">
            <text:p>0.219945801342314</text:p>
          </table:table-cell>
          <table:table-cell table:style-name="ce3" office:value-type="float" office:value="0.355661412436326" calcext:value-type="float">
            <text:p>0.355661412436326</text:p>
          </table:table-cell>
          <table:table-cell table:style-name="ce3" office:value-type="float" office:value="1.12698204088829" calcext:value-type="float">
            <text:p>1.12698204088829</text:p>
          </table:table-cell>
          <table:table-cell table:style-name="ce3" office:value-type="float" office:value="1.19481297580108" calcext:value-type="float">
            <text:p>1.19481297580108</text:p>
          </table:table-cell>
          <table:table-cell table:style-name="ce3" office:value-type="float" office:value="1.28962045325319" calcext:value-type="float">
            <text:p>1.28962045325319</text:p>
          </table:table-cell>
          <table:table-cell table:style-name="ce3" office:value-type="float" office:value="1.42439029104795" calcext:value-type="float">
            <text:p>1.42439029104795</text:p>
          </table:table-cell>
          <table:table-cell table:style-name="ce3" office:value-type="float" office:value="1.59442589289151" calcext:value-type="float">
            <text:p>1.59442589289151</text:p>
          </table:table-cell>
          <table:table-cell table:style-name="ce3" office:value-type="float" office:value="4.17015750349521" calcext:value-type="float">
            <text:p>4.1701575034952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DLW</text:p>
          </table:table-cell>
          <table:table-cell table:style-name="ce2" office:value-type="float" office:value="1.46887454923107" calcext:value-type="float">
            <text:p>1.46887454923107</text:p>
          </table:table-cell>
          <table:table-cell table:style-name="ce2" office:value-type="float" office:value="2.3317669508331" calcext:value-type="float">
            <text:p>2.3317669508331</text:p>
          </table:table-cell>
          <table:table-cell table:style-name="ce2" office:value-type="float" office:value="0.783917017824415" calcext:value-type="float">
            <text:p>0.783917017824415</text:p>
          </table:table-cell>
          <table:table-cell table:style-name="ce2" office:value-type="float" office:value="1.0420337812014" calcext:value-type="float">
            <text:p>1.0420337812014</text:p>
          </table:table-cell>
          <table:table-cell table:style-name="ce2" office:value-type="float" office:value="1.11556537248082" calcext:value-type="float">
            <text:p>1.11556537248082</text:p>
          </table:table-cell>
          <table:table-cell table:style-name="ce2" office:value-type="float" office:value="1.26207149893377" calcext:value-type="float">
            <text:p>1.26207149893377</text:p>
          </table:table-cell>
          <table:table-cell table:style-name="ce2" office:value-type="float" office:value="1.51623602236655" calcext:value-type="float">
            <text:p>1.51623602236655</text:p>
          </table:table-cell>
          <table:table-cell table:style-name="ce2" office:value-type="float" office:value="1.89629917299122" calcext:value-type="float">
            <text:p>1.89629917299122</text:p>
          </table:table-cell>
          <table:table-cell table:style-name="ce2" office:value-type="float" office:value="137.393776565004" calcext:value-type="float">
            <text:p>137.39377656500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OLS</text:p>
          </table:table-cell>
          <table:table-cell table:style-name="ce2" office:value-type="float" office:value="1.53566643858558" calcext:value-type="float">
            <text:p>1.53566643858558</text:p>
          </table:table-cell>
          <table:table-cell table:style-name="ce2" office:value-type="float" office:value="3.85123875739668" calcext:value-type="float">
            <text:p>3.85123875739668</text:p>
          </table:table-cell>
          <table:table-cell table:style-name="ce2" office:value-type="float" office:value="0.937131304966482" calcext:value-type="float">
            <text:p>0.937131304966482</text:p>
          </table:table-cell>
          <table:table-cell table:style-name="ce2" office:value-type="float" office:value="1.05197143152039" calcext:value-type="float">
            <text:p>1.05197143152039</text:p>
          </table:table-cell>
          <table:table-cell table:style-name="ce2" office:value-type="float" office:value="1.13818642249159" calcext:value-type="float">
            <text:p>1.13818642249159</text:p>
          </table:table-cell>
          <table:table-cell table:style-name="ce2" office:value-type="float" office:value="1.29321445794497" calcext:value-type="float">
            <text:p>1.29321445794497</text:p>
          </table:table-cell>
          <table:table-cell table:style-name="ce2" office:value-type="float" office:value="1.55552796553105" calcext:value-type="float">
            <text:p>1.55552796553105</text:p>
          </table:table-cell>
          <table:table-cell table:style-name="ce2" office:value-type="float" office:value="1.97493870533969" calcext:value-type="float">
            <text:p>1.97493870533969</text:p>
          </table:table-cell>
          <table:table-cell table:style-name="ce2" office:value-type="float" office:value="232.447233595424" calcext:value-type="float">
            <text:p>232.447233595424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DLW</text:p>
          </table:table-cell>
          <table:table-cell table:style-name="ce3" office:value-type="float" office:value="-0.786690248456332" calcext:value-type="float">
            <text:p>-0.786690248456332</text:p>
          </table:table-cell>
          <table:table-cell table:style-name="ce3" office:value-type="float" office:value="1.28611246751551" calcext:value-type="float">
            <text:p>1.28611246751551</text:p>
          </table:table-cell>
          <table:table-cell table:style-name="ce3" office:value-type="float" office:value="-5.60701019074001" calcext:value-type="float">
            <text:p>-5.60701019074001</text:p>
          </table:table-cell>
          <table:table-cell table:style-name="ce3" office:value-type="float" office:value="-2.41728331990411" calcext:value-type="float">
            <text:p>-2.41728331990411</text:p>
          </table:table-cell>
          <table:table-cell table:style-name="ce3" office:value-type="float" office:value="-1.00441973950058" calcext:value-type="float">
            <text:p>-1.00441973950058</text:p>
          </table:table-cell>
          <table:table-cell table:style-name="ce3" office:value-type="float" office:value="-0.650923571646077" calcext:value-type="float">
            <text:p>-0.650923571646077</text:p>
          </table:table-cell>
          <table:table-cell table:style-name="ce3" office:value-type="float" office:value="-0.240120914427742" calcext:value-type="float">
            <text:p>-0.240120914427742</text:p>
          </table:table-cell>
          <table:table-cell table:style-name="ce3" office:value-type="float" office:value="0.128086218949576" calcext:value-type="float">
            <text:p>0.128086218949576</text:p>
          </table:table-cell>
          <table:table-cell table:style-name="ce3" office:value-type="float" office:value="6.24866026657058" calcext:value-type="float">
            <text:p>6.24866026657058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OLS</text:p>
          </table:table-cell>
          <table:table-cell table:style-name="ce3" office:value-type="float" office:value="1.20539518162573" calcext:value-type="float">
            <text:p>1.20539518162573</text:p>
          </table:table-cell>
          <table:table-cell table:style-name="ce3" office:value-type="float" office:value="0.896319343156685" calcext:value-type="float">
            <text:p>0.896319343156685</text:p>
          </table:table-cell>
          <table:table-cell table:style-name="ce3" office:value-type="float" office:value="0.583730665789638" calcext:value-type="float">
            <text:p>0.583730665789638</text:p>
          </table:table-cell>
          <table:table-cell table:style-name="ce3" office:value-type="float" office:value="0.732976808635311" calcext:value-type="float">
            <text:p>0.732976808635311</text:p>
          </table:table-cell>
          <table:table-cell table:style-name="ce3" office:value-type="float" office:value="0.822836995825657" calcext:value-type="float">
            <text:p>0.822836995825657</text:p>
          </table:table-cell>
          <table:table-cell table:style-name="ce3" office:value-type="float" office:value="0.983513533495164" calcext:value-type="float">
            <text:p>0.983513533495164</text:p>
          </table:table-cell>
          <table:table-cell table:style-name="ce3" office:value-type="float" office:value="1.24236637993307" calcext:value-type="float">
            <text:p>1.24236637993307</text:p>
          </table:table-cell>
          <table:table-cell table:style-name="ce3" office:value-type="float" office:value="1.73002276559534" calcext:value-type="float">
            <text:p>1.73002276559534</text:p>
          </table:table-cell>
          <table:table-cell table:style-name="ce3" office:value-type="float" office:value="8.81431096554207" calcext:value-type="float">
            <text:p>8.8143109655420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DLW</text:p>
          </table:table-cell>
          <table:table-cell table:style-name="ce2" office:value-type="float" office:value="1.16916540674336" calcext:value-type="float">
            <text:p>1.16916540674336</text:p>
          </table:table-cell>
          <table:table-cell table:style-name="ce2" office:value-type="float" office:value="0.207023460138695" calcext:value-type="float">
            <text:p>0.207023460138695</text:p>
          </table:table-cell>
          <table:table-cell table:style-name="ce2" office:value-type="float" office:value="0.876213248649232" calcext:value-type="float">
            <text:p>0.876213248649232</text:p>
          </table:table-cell>
          <table:table-cell table:style-name="ce2" office:value-type="float" office:value="1.00951355107522" calcext:value-type="float">
            <text:p>1.00951355107522</text:p>
          </table:table-cell>
          <table:table-cell table:style-name="ce2" office:value-type="float" office:value="1.06791569625773" calcext:value-type="float">
            <text:p>1.06791569625773</text:p>
          </table:table-cell>
          <table:table-cell table:style-name="ce2" office:value-type="float" office:value="1.13132324973722" calcext:value-type="float">
            <text:p>1.13132324973722</text:p>
          </table:table-cell>
          <table:table-cell table:style-name="ce2" office:value-type="float" office:value="1.21504975510985" calcext:value-type="float">
            <text:p>1.21504975510985</text:p>
          </table:table-cell>
          <table:table-cell table:style-name="ce2" office:value-type="float" office:value="1.34557279450235" calcext:value-type="float">
            <text:p>1.34557279450235</text:p>
          </table:table-cell>
          <table:table-cell table:style-name="ce2" office:value-type="float" office:value="8.27948588220094" calcext:value-type="float">
            <text:p>8.2794858822009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LS</text:p>
          </table:table-cell>
          <table:table-cell table:style-name="ce2" office:value-type="float" office:value="1.31714623013446" calcext:value-type="float">
            <text:p>1.31714623013446</text:p>
          </table:table-cell>
          <table:table-cell table:style-name="ce2" office:value-type="float" office:value="0.314058450817036" calcext:value-type="float">
            <text:p>0.314058450817036</text:p>
          </table:table-cell>
          <table:table-cell table:style-name="ce2" office:value-type="float" office:value="0.927680588173187" calcext:value-type="float">
            <text:p>0.927680588173187</text:p>
          </table:table-cell>
          <table:table-cell table:style-name="ce2" office:value-type="float" office:value="1.13176688617569" calcext:value-type="float">
            <text:p>1.13176688617569</text:p>
          </table:table-cell>
          <table:table-cell table:style-name="ce2" office:value-type="float" office:value="1.17411063833158" calcext:value-type="float">
            <text:p>1.17411063833158</text:p>
          </table:table-cell>
          <table:table-cell table:style-name="ce2" office:value-type="float" office:value="1.23720261919974" calcext:value-type="float">
            <text:p>1.23720261919974</text:p>
          </table:table-cell>
          <table:table-cell table:style-name="ce2" office:value-type="float" office:value="1.35231722193985" calcext:value-type="float">
            <text:p>1.35231722193985</text:p>
          </table:table-cell>
          <table:table-cell table:style-name="ce2" office:value-type="float" office:value="1.55057843689177" calcext:value-type="float">
            <text:p>1.55057843689177</text:p>
          </table:table-cell>
          <table:table-cell table:style-name="ce2" office:value-type="float" office:value="10.3911312011527" calcext:value-type="float">
            <text:p>10.3911312011527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LW</text:p>
          </table:table-cell>
          <table:table-cell table:style-name="ce3" office:value-type="float" office:value="1.09063892836392" calcext:value-type="float">
            <text:p>1.09063892836392</text:p>
          </table:table-cell>
          <table:table-cell table:style-name="ce3" office:value-type="float" office:value="0.371838085347771" calcext:value-type="float">
            <text:p>0.371838085347771</text:p>
          </table:table-cell>
          <table:table-cell table:style-name="ce3" office:value-type="float" office:value="0.624158434864954" calcext:value-type="float">
            <text:p>0.624158434864954</text:p>
          </table:table-cell>
          <table:table-cell table:style-name="ce3" office:value-type="float" office:value="0.707677295725832" calcext:value-type="float">
            <text:p>0.707677295725832</text:p>
          </table:table-cell>
          <table:table-cell table:style-name="ce3" office:value-type="float" office:value="0.830815727909006" calcext:value-type="float">
            <text:p>0.830815727909006</text:p>
          </table:table-cell>
          <table:table-cell table:style-name="ce3" office:value-type="float" office:value="1.03524065296865" calcext:value-type="float">
            <text:p>1.03524065296865</text:p>
          </table:table-cell>
          <table:table-cell table:style-name="ce3" office:value-type="float" office:value="1.23777619483158" calcext:value-type="float">
            <text:p>1.23777619483158</text:p>
          </table:table-cell>
          <table:table-cell table:style-name="ce3" office:value-type="float" office:value="1.48101158608965" calcext:value-type="float">
            <text:p>1.48101158608965</text:p>
          </table:table-cell>
          <table:table-cell table:style-name="ce3" office:value-type="float" office:value="3.54440901198244" calcext:value-type="float">
            <text:p>3.54440901198244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OLS</text:p>
          </table:table-cell>
          <table:table-cell table:style-name="ce3" office:value-type="float" office:value="1.41252688701802" calcext:value-type="float">
            <text:p>1.41252688701802</text:p>
          </table:table-cell>
          <table:table-cell table:style-name="ce3" office:value-type="float" office:value="0.609522254951936" calcext:value-type="float">
            <text:p>0.609522254951936</text:p>
          </table:table-cell>
          <table:table-cell table:style-name="ce3" office:value-type="float" office:value="0.672836044530838" calcext:value-type="float">
            <text:p>0.672836044530838</text:p>
          </table:table-cell>
          <table:table-cell table:style-name="ce3" office:value-type="float" office:value="1.09714534966239" calcext:value-type="float">
            <text:p>1.09714534966239</text:p>
          </table:table-cell>
          <table:table-cell table:style-name="ce3" office:value-type="float" office:value="1.19255747018131" calcext:value-type="float">
            <text:p>1.19255747018131</text:p>
          </table:table-cell>
          <table:table-cell table:style-name="ce3" office:value-type="float" office:value="1.33971390241543" calcext:value-type="float">
            <text:p>1.33971390241543</text:p>
          </table:table-cell>
          <table:table-cell table:style-name="ce3" office:value-type="float" office:value="1.46030316669939" calcext:value-type="float">
            <text:p>1.46030316669939</text:p>
          </table:table-cell>
          <table:table-cell table:style-name="ce3" office:value-type="float" office:value="1.71349377446847" calcext:value-type="float">
            <text:p>1.71349377446847</text:p>
          </table:table-cell>
          <table:table-cell table:style-name="ce3" office:value-type="float" office:value="12.2317402116335" calcext:value-type="float">
            <text:p>12.231740211633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LW</text:p>
          </table:table-cell>
          <table:table-cell table:style-name="ce2" office:value-type="float" office:value="1.21932671846549" calcext:value-type="float">
            <text:p>1.21932671846549</text:p>
          </table:table-cell>
          <table:table-cell table:style-name="ce2" office:value-type="float" office:value="0.249256860110412" calcext:value-type="float">
            <text:p>0.249256860110412</text:p>
          </table:table-cell>
          <table:table-cell table:style-name="ce2" office:value-type="float" office:value="0.315879857031141" calcext:value-type="float">
            <text:p>0.315879857031141</text:p>
          </table:table-cell>
          <table:table-cell table:style-name="ce2" office:value-type="float" office:value="1.0412528030929" calcext:value-type="float">
            <text:p>1.0412528030929</text:p>
          </table:table-cell>
          <table:table-cell table:style-name="ce2" office:value-type="float" office:value="1.13216787459419" calcext:value-type="float">
            <text:p>1.13216787459419</text:p>
          </table:table-cell>
          <table:table-cell table:style-name="ce2" office:value-type="float" office:value="1.19872762423129" calcext:value-type="float">
            <text:p>1.19872762423129</text:p>
          </table:table-cell>
          <table:table-cell table:style-name="ce2" office:value-type="float" office:value="1.25571686733335" calcext:value-type="float">
            <text:p>1.25571686733335</text:p>
          </table:table-cell>
          <table:table-cell table:style-name="ce2" office:value-type="float" office:value="1.3097285067636" calcext:value-type="float">
            <text:p>1.3097285067636</text:p>
          </table:table-cell>
          <table:table-cell table:style-name="ce2" office:value-type="float" office:value="5.90777626409139" calcext:value-type="float">
            <text:p>5.90777626409139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LS</text:p>
          </table:table-cell>
          <table:table-cell table:style-name="ce2" office:value-type="float" office:value="1.25828243086764" calcext:value-type="float">
            <text:p>1.25828243086764</text:p>
          </table:table-cell>
          <table:table-cell table:style-name="ce2" office:value-type="float" office:value="0.271008138835746" calcext:value-type="float">
            <text:p>0.271008138835746</text:p>
          </table:table-cell>
          <table:table-cell table:style-name="ce2" office:value-type="float" office:value="0.296055020033025" calcext:value-type="float">
            <text:p>0.296055020033025</text:p>
          </table:table-cell>
          <table:table-cell table:style-name="ce2" office:value-type="float" office:value="1.10502733116287" calcext:value-type="float">
            <text:p>1.10502733116287</text:p>
          </table:table-cell>
          <table:table-cell table:style-name="ce2" office:value-type="float" office:value="1.18059620239608" calcext:value-type="float">
            <text:p>1.18059620239608</text:p>
          </table:table-cell>
          <table:table-cell table:style-name="ce2" office:value-type="float" office:value="1.24203191672765" calcext:value-type="float">
            <text:p>1.24203191672765</text:p>
          </table:table-cell>
          <table:table-cell table:style-name="ce2" office:value-type="float" office:value="1.29317874186518" calcext:value-type="float">
            <text:p>1.29317874186518</text:p>
          </table:table-cell>
          <table:table-cell table:style-name="ce2" office:value-type="float" office:value="1.3401228748608" calcext:value-type="float">
            <text:p>1.3401228748608</text:p>
          </table:table-cell>
          <table:table-cell table:style-name="ce2" office:value-type="float" office:value="7.6391672169215" calcext:value-type="float">
            <text:p>7.6391672169215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LW</text:p>
          </table:table-cell>
          <table:table-cell table:style-name="ce3" office:value-type="float" office:value="1.46190394011818" calcext:value-type="float">
            <text:p>1.46190394011818</text:p>
          </table:table-cell>
          <table:table-cell table:style-name="ce3" office:value-type="float" office:value="0.452086737936613" calcext:value-type="float">
            <text:p>0.452086737936613</text:p>
          </table:table-cell>
          <table:table-cell table:style-name="ce3" office:value-type="float" office:value="0.209988147809369" calcext:value-type="float">
            <text:p>0.209988147809369</text:p>
          </table:table-cell>
          <table:table-cell table:style-name="ce3" office:value-type="float" office:value="1.14290736292211" calcext:value-type="float">
            <text:p>1.14290736292211</text:p>
          </table:table-cell>
          <table:table-cell table:style-name="ce3" office:value-type="float" office:value="1.29859086897854" calcext:value-type="float">
            <text:p>1.29859086897854</text:p>
          </table:table-cell>
          <table:table-cell table:style-name="ce3" office:value-type="float" office:value="1.4852711221699" calcext:value-type="float">
            <text:p>1.4852711221699</text:p>
          </table:table-cell>
          <table:table-cell table:style-name="ce3" office:value-type="float" office:value="1.60933947508219" calcext:value-type="float">
            <text:p>1.60933947508219</text:p>
          </table:table-cell>
          <table:table-cell table:style-name="ce3" office:value-type="float" office:value="1.66022542087619" calcext:value-type="float">
            <text:p>1.66022542087619</text:p>
          </table:table-cell>
          <table:table-cell table:style-name="ce3" office:value-type="float" office:value="20.5161790734006" calcext:value-type="float">
            <text:p>20.5161790734006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OLS</text:p>
          </table:table-cell>
          <table:table-cell table:style-name="ce3" office:value-type="float" office:value="1.28439955906345" calcext:value-type="float">
            <text:p>1.28439955906345</text:p>
          </table:table-cell>
          <table:table-cell table:style-name="ce3" office:value-type="float" office:value="0.365323493281723" calcext:value-type="float">
            <text:p>0.365323493281723</text:p>
          </table:table-cell>
          <table:table-cell table:style-name="ce3" office:value-type="float" office:value="0.244959348129408" calcext:value-type="float">
            <text:p>0.244959348129408</text:p>
          </table:table-cell>
          <table:table-cell table:style-name="ce3" office:value-type="float" office:value="1.10615041253312" calcext:value-type="float">
            <text:p>1.10615041253312</text:p>
          </table:table-cell>
          <table:table-cell table:style-name="ce3" office:value-type="float" office:value="1.19430834585174" calcext:value-type="float">
            <text:p>1.19430834585174</text:p>
          </table:table-cell>
          <table:table-cell table:style-name="ce3" office:value-type="float" office:value="1.29444847213495" calcext:value-type="float">
            <text:p>1.29444847213495</text:p>
          </table:table-cell>
          <table:table-cell table:style-name="ce3" office:value-type="float" office:value="1.35765165400114" calcext:value-type="float">
            <text:p>1.35765165400114</text:p>
          </table:table-cell>
          <table:table-cell table:style-name="ce3" office:value-type="float" office:value="1.3911116388335" calcext:value-type="float">
            <text:p>1.3911116388335</text:p>
          </table:table-cell>
          <table:table-cell table:style-name="ce3" office:value-type="float" office:value="17.7457650900465" calcext:value-type="float">
            <text:p>17.745765090046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LW</text:p>
          </table:table-cell>
          <table:table-cell table:style-name="ce2" office:value-type="float" office:value="1.23631766252616" calcext:value-type="float">
            <text:p>1.23631766252616</text:p>
          </table:table-cell>
          <table:table-cell table:style-name="ce2" office:value-type="float" office:value="0.218208672539964" calcext:value-type="float">
            <text:p>0.218208672539964</text:p>
          </table:table-cell>
          <table:table-cell table:style-name="ce2" office:value-type="float" office:value="0.512930530191446" calcext:value-type="float">
            <text:p>0.512930530191446</text:p>
          </table:table-cell>
          <table:table-cell table:style-name="ce2" office:value-type="float" office:value="1.10073120031471" calcext:value-type="float">
            <text:p>1.10073120031471</text:p>
          </table:table-cell>
          <table:table-cell table:style-name="ce2" office:value-type="float" office:value="1.16505963612052" calcext:value-type="float">
            <text:p>1.16505963612052</text:p>
          </table:table-cell>
          <table:table-cell table:style-name="ce2" office:value-type="float" office:value="1.2299264382847" calcext:value-type="float">
            <text:p>1.2299264382847</text:p>
          </table:table-cell>
          <table:table-cell table:style-name="ce2" office:value-type="float" office:value="1.29009482803503" calcext:value-type="float">
            <text:p>1.29009482803503</text:p>
          </table:table-cell>
          <table:table-cell table:style-name="ce2" office:value-type="float" office:value="1.3449980621772" calcext:value-type="float">
            <text:p>1.3449980621772</text:p>
          </table:table-cell>
          <table:table-cell table:style-name="ce2" office:value-type="float" office:value="8.1072091903443" calcext:value-type="float">
            <text:p>8.107209190344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LS</text:p>
          </table:table-cell>
          <table:table-cell table:style-name="ce2" office:value-type="float" office:value="1.2389754163988" calcext:value-type="float">
            <text:p>1.2389754163988</text:p>
          </table:table-cell>
          <table:table-cell table:style-name="ce2" office:value-type="float" office:value="0.220363473268057" calcext:value-type="float">
            <text:p>0.220363473268057</text:p>
          </table:table-cell>
          <table:table-cell table:style-name="ce2" office:value-type="float" office:value="0.552555682273086" calcext:value-type="float">
            <text:p>0.552555682273086</text:p>
          </table:table-cell>
          <table:table-cell table:style-name="ce2" office:value-type="float" office:value="1.12258290350974" calcext:value-type="float">
            <text:p>1.12258290350974</text:p>
          </table:table-cell>
          <table:table-cell table:style-name="ce2" office:value-type="float" office:value="1.17987220935648" calcext:value-type="float">
            <text:p>1.17987220935648</text:p>
          </table:table-cell>
          <table:table-cell table:style-name="ce2" office:value-type="float" office:value="1.23291623757477" calcext:value-type="float">
            <text:p>1.23291623757477</text:p>
          </table:table-cell>
          <table:table-cell table:style-name="ce2" office:value-type="float" office:value="1.2811776684327" calcext:value-type="float">
            <text:p>1.2811776684327</text:p>
          </table:table-cell>
          <table:table-cell table:style-name="ce2" office:value-type="float" office:value="1.32547890710668" calcext:value-type="float">
            <text:p>1.32547890710668</text:p>
          </table:table-cell>
          <table:table-cell table:style-name="ce2" office:value-type="float" office:value="8.35274794765302" calcext:value-type="float">
            <text:p>8.35274794765302</text:p>
          </table:table-cell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currency-style style:name="N15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1P0"/>
    </number:currency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9:00:44</meta:creation-date>
    <dc:date>2024-01-24T20:03:28.346524696</dc:date>
    <meta:generator>LibreOffice/7.3.7.2$Linux_X86_64 LibreOffice_project/30$Build-2</meta:generator>
    <meta:editing-duration>PT2M34S</meta:editing-duration>
    <meta:editing-cycles>1</meta:editing-cycles>
    <meta:document-statistic meta:table-count="1" meta:cell-count="341" meta:object-count="0"/>
    <meta:user-defined meta:name="AppVersion">12.0000</meta:user-defined>
  </office:meta>
</office:document-meta>
</file>